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b476" officeooo:paragraph-rsid="000db476" style:font-weight-asian="bold" style:font-weight-complex="bold"/>
    </style:style>
    <style:style style:name="P2" style:family="paragraph" style:parent-style-name="Standard">
      <style:text-properties fo:font-weight="bold" officeooo:rsid="0018ad69" officeooo:paragraph-rsid="0018ad69" style:font-weight-asian="bold" style:font-weight-complex="bold"/>
    </style:style>
    <style:style style:name="P3" style:family="paragraph" style:parent-style-name="Standard">
      <style:text-properties fo:font-weight="bold" officeooo:rsid="001d8a44" officeooo:paragraph-rsid="001d8a44" style:font-weight-asian="bold" style:font-weight-complex="bold"/>
    </style:style>
    <style:style style:name="P4" style:family="paragraph" style:parent-style-name="Standard">
      <style:text-properties fo:font-weight="normal" officeooo:rsid="0010070b" officeooo:paragraph-rsid="0010070b" style:font-weight-asian="normal" style:font-weight-complex="normal"/>
    </style:style>
    <style:style style:name="P5" style:family="paragraph" style:parent-style-name="Standard">
      <style:text-properties fo:font-weight="normal" officeooo:rsid="0010070b" officeooo:paragraph-rsid="000db476" style:font-weight-asian="normal" style:font-weight-complex="normal"/>
    </style:style>
    <style:style style:name="P6" style:family="paragraph" style:parent-style-name="Standard">
      <style:text-properties fo:font-weight="normal" officeooo:rsid="0018ad69" officeooo:paragraph-rsid="0018ad69" style:font-weight-asian="normal" style:font-weight-complex="normal"/>
    </style:style>
    <style:style style:name="P7" style:family="paragraph" style:parent-style-name="Standard">
      <style:text-properties fo:font-weight="normal" officeooo:rsid="00225a53" officeooo:paragraph-rsid="00225a53" style:font-weight-asian="normal" style:font-weight-complex="normal"/>
    </style:style>
    <style:style style:name="P8" style:family="paragraph" style:parent-style-name="Standard">
      <style:text-properties fo:font-weight="normal" officeooo:rsid="0024395c" officeooo:paragraph-rsid="0024395c" style:font-weight-asian="normal" style:font-weight-complex="normal"/>
    </style:style>
    <style:style style:name="P9" style:family="paragraph" style:parent-style-name="Standard">
      <style:text-properties fo:font-weight="normal" officeooo:rsid="00245e59" officeooo:paragraph-rsid="00245e59" style:font-weight-asian="normal" style:font-weight-complex="normal"/>
    </style:style>
    <style:style style:name="P10" style:family="paragraph" style:parent-style-name="Standard">
      <style:text-properties fo:font-weight="normal" officeooo:rsid="0029a309" officeooo:paragraph-rsid="0029a309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225a53" officeooo:paragraph-rsid="0024395c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4395c" officeooo:paragraph-rsid="0024395c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8" style:family="paragraph">
      <style:paragraph-properties fo:text-align="center" style:writing-mode="lr-tb"/>
    </style:style>
    <style:style style:name="T1" style:family="text">
      <style:text-properties officeooo:rsid="001c0a65"/>
    </style:style>
    <style:style style:name="T2" style:family="text">
      <style:text-properties officeooo:rsid="00271115"/>
    </style:style>
    <style:style style:name="T3" style:family="text">
      <style:text-properties officeooo:rsid="00284789"/>
    </style:style>
    <style:style style:name="T4" style:family="text">
      <style:text-properties officeooo:rsid="002a197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gr1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5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0.098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2543in" fo:min-width="0.2543in" style:run-through="foreground"/>
    </style:style>
    <style:style style:name="gr7" style:family="graphic">
      <style:graphic-properties draw:stroke="none" svg:stroke-color="#000000" draw:fill="none" draw:fill-color="#ffffff" fo:min-height="0.2535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marker-end="Arrow" draw:marker-end-width="0.05in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20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Arrow" draw:marker-end-width="0.0693in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1898in" style:run-through="foreground"/>
      <style:paragraph-properties style:writing-mode="lr-tb"/>
    </style:style>
    <style:style style:name="gr15" style:family="graphic">
      <style:graphic-properties style:run-through="foreground"/>
    </style:style>
    <style:style style:name="gr16" style:family="graphic">
      <style:graphic-properties draw:fill="none" draw:textarea-horizontal-align="justify" draw:textarea-vertical-align="middle" draw:auto-grow-height="false" fo:min-height="0.2799in" fo:min-width="0.2972in" style:run-through="foreground"/>
    </style:style>
    <style:style style:name="gr17" style:family="graphic">
      <style:graphic-properties draw:fill="none" draw:textarea-horizontal-align="justify" draw:textarea-vertical-align="middle" draw:auto-grow-height="false" fo:min-height="0.2799in" fo:min-width="0.2965in" style:run-through="foreground"/>
    </style:style>
    <style:style style:name="gr18" style:family="graphic">
      <style:graphic-properties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3366in" style:run-through="foreground"/>
      <style:paragraph-properties style:writing-mode="lr-tb"/>
    </style:style>
    <style:style style:name="gr20" style:family="graphic">
      <style:graphic-properties draw:fill="none" draw:textarea-horizontal-align="justify" draw:textarea-vertical-align="middle" draw:auto-grow-height="false" fo:min-height="0.2799in" fo:min-width="0.3791in" style:run-through="foreground"/>
    </style:style>
    <style:style style:name="gr21" style:family="graphic">
      <style:graphic-properties draw:marker-end="Arrowheads_20_1" draw:marker-end-width="0.0799in" draw:textarea-horizontal-align="center" draw:textarea-vertical-align="middle" draw:shadow-offset-x="0.1201in" draw:shadow-offset-y="0.1201in" style:run-through="foreground"/>
    </style:style>
    <style:style style:name="gr22" style:family="graphic">
      <style:graphic-properties draw:fill="none" draw:textarea-horizontal-align="justify" draw:textarea-vertical-align="middle" draw:auto-grow-height="false" fo:min-height="0.2807in" fo:min-width="0.361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tended C</text:p>
      <text:p text:style-name="P3"/>
      <text:p text:style-name="P3"><draw:frame text:anchor-type="paragraph" draw:z-index="2" draw:name="Text Frame 4" draw:style-name="gr12" draw:text-style-name="P17" svg:width="0.8531in" svg:height="0.2024in" svg:x="0.011in" svg:y="-0.0402in"><draw:text-box><text:p><text:span text:style-name="T6">EC_Memory</text:span></text:p></draw:text-box></draw:frame><draw:g text:anchor-type="paragraph" draw:z-index="1" draw:name="DrawObject5" draw:style-name="gr5"><draw:custom-shape draw:name="Shape 9" draw:style-name="gr6" draw:text-style-name="P16" svg:width="0.2543in" svg:height="0.2543in" svg:x="0.2472in" svg:y="0.2811in"><text:p/><draw:enhanced-geometry svg:viewBox="0 0 21600 21600" draw:type="rectangle" draw:enhanced-path="M 0 0 L 21600 0 21600 21600 0 21600 0 0 Z N"/></draw:custom-shape><draw:custom-shape draw:name="Shape 10" draw:style-name="gr6" draw:text-style-name="P16" svg:width="0.2543in" svg:height="0.2543in" svg:x="0.2472in" svg:y="0.6748in"><text:p/><draw:enhanced-geometry svg:viewBox="0 0 21600 21600" draw:type="rectangle" draw:enhanced-path="M 0 0 L 21600 0 21600 21600 0 21600 0 0 Z N"/></draw:custom-shape><draw:custom-shape draw:name="Shape 11" draw:style-name="gr6" draw:text-style-name="P16" svg:width="0.2543in" svg:height="0.2543in" svg:x="0.2472in" svg:y="1.0583in"><text:p/><draw:enhanced-geometry svg:viewBox="0 0 21600 21600" draw:type="rectangle" draw:enhanced-path="M 0 0 L 21600 0 21600 21600 0 21600 0 0 Z N"/></draw:custom-shape><draw:custom-shape draw:name="Shape 12" draw:style-name="gr6" draw:text-style-name="P16" svg:width="0.2543in" svg:height="0.2543in" svg:x="0.2472in" svg:y="1.4417in"><text:p/><draw:enhanced-geometry svg:viewBox="0 0 21600 21600" draw:type="rectangle" draw:enhanced-path="M 0 0 L 21600 0 21600 21600 0 21600 0 0 Z N"/></draw:custom-shape><draw:custom-shape draw:name="Shape 13" draw:style-name="gr6" draw:text-style-name="P16" svg:width="0.2543in" svg:height="0.2543in" svg:x="0.2472in" svg:y="1.8248in"><text:p/><draw:enhanced-geometry svg:viewBox="0 0 21600 21600" draw:type="rectangle" draw:enhanced-path="M 0 0 L 21600 0 21600 21600 0 21600 0 0 Z N"/></draw:custom-shape><draw:line draw:name="Vertical line 1" draw:style-name="gr11" draw:text-style-name="P14" svg:x1="0.3764in" svg:y1="0.5354in" svg:x2="0.3764in" svg:y2="0.6752in"><text:p/></draw:line><draw:line draw:name="Vertical line 2" draw:style-name="gr11" draw:text-style-name="P14" svg:x1="0.3764in" svg:y1="0.9291in" svg:x2="0.3764in" svg:y2="1.0689in"><text:p/></draw:line><draw:line draw:name="Vertical line 3" draw:style-name="gr11" draw:text-style-name="P14" svg:x1="0.3764in" svg:y1="1.3118in" svg:x2="0.3764in" svg:y2="1.4516in"><text:p/></draw:line><draw:line draw:name="Vertical line 4" draw:style-name="gr11" draw:text-style-name="P14" svg:x1="0.3764in" svg:y1="1.6957in" svg:x2="0.3764in" svg:y2="1.8354in"><text:p/></draw:line><draw:line draw:name="Vertical line 5" draw:style-name="gr11" draw:text-style-name="P14" svg:x1="0.3764in" svg:y1="0.152in" svg:x2="0.3764in" svg:y2="0.2917in"><text:p/></draw:line></draw:g></text:p>
      <text:p text:style-name="P1"><draw:g text:anchor-type="paragraph" draw:z-index="3" draw:name="DrawObject4" draw:style-name="gr5"><draw:custom-shape draw:name="Shape 14" draw:style-name="gr6" draw:text-style-name="P16" svg:width="0.2543in" svg:height="0.2543in" svg:x="0.6417in" svg:y="0.0874in"><text:p/><draw:enhanced-geometry svg:viewBox="0 0 21600 21600" draw:type="rectangle" draw:enhanced-path="M 0 0 L 21600 0 21600 21600 0 21600 0 0 Z N"/></draw:custom-shape><draw:line draw:name="Horizontal line 1" draw:style-name="gr11" draw:text-style-name="P14" svg:x1="0.5016in" svg:y1="0.2165in" svg:x2="0.6413in" svg:y2="0.2165in"><text:p/></draw:line><draw:custom-shape draw:name="Shape 15" draw:style-name="gr6" draw:text-style-name="P16" svg:width="0.2543in" svg:height="0.2543in" svg:x="1.035in" svg:y="0.0874in"><text:p/><draw:enhanced-geometry svg:viewBox="0 0 21600 21600" draw:type="rectangle" draw:enhanced-path="M 0 0 L 21600 0 21600 21600 0 21600 0 0 Z N"/></draw:custom-shape><draw:line draw:name="Horizontal line 3" draw:style-name="gr11" draw:text-style-name="P14" svg:x1="0.8953in" svg:y1="0.2126in" svg:x2="1.035in" svg:y2="0.2126in"><text:p/></draw:line><draw:custom-shape draw:name="Shape 16" draw:style-name="gr6" draw:text-style-name="P16" svg:width="0.2543in" svg:height="0.2543in" svg:x="1.4287in" svg:y="0.0874in"><text:p/><draw:enhanced-geometry svg:viewBox="0 0 21600 21600" draw:type="rectangle" draw:enhanced-path="M 0 0 L 21600 0 21600 21600 0 21600 0 0 Z N"/></draw:custom-shape><draw:custom-shape draw:name="Shape 17" draw:style-name="gr6" draw:text-style-name="P16" svg:width="0.2543in" svg:height="0.2543in" svg:x="1.8224in" svg:y="0.0874in"><text:p/><draw:enhanced-geometry svg:viewBox="0 0 21600 21600" draw:type="rectangle" draw:enhanced-path="M 0 0 L 21600 0 21600 21600 0 21600 0 0 Z N"/></draw:custom-shape><draw:line draw:name="Horizontal line 4" draw:style-name="gr11" draw:text-style-name="P14" svg:x1="1.289in" svg:y1="0.2102in" svg:x2="1.4287in" svg:y2="0.2102in"><text:p/></draw:line><draw:line draw:name="Horizontal line 5" draw:style-name="gr11" draw:text-style-name="P14" svg:x1="1.6827in" svg:y1="0.2102in" svg:x2="1.8224in" svg:y2="0.2102in"><text:p/></draw:line></draw:g><draw:g text:anchor-type="paragraph" draw:z-index="4" draw:name="DrawObject 3" draw:style-name="gr5"><draw:custom-shape draw:name="Shape 18" draw:style-name="gr6" draw:text-style-name="P16" svg:width="0.2543in" svg:height="0.2543in" svg:x="0.6417in" svg:y="0.4811in"><text:p/><draw:enhanced-geometry svg:viewBox="0 0 21600 21600" draw:type="rectangle" draw:enhanced-path="M 0 0 L 21600 0 21600 21600 0 21600 0 0 Z N"/></draw:custom-shape><draw:line draw:name="Horizontal line 9" draw:style-name="gr11" draw:text-style-name="P14" svg:x1="0.5016in" svg:y1="0.6102in" svg:x2="0.6413in" svg:y2="0.6102in"><text:p/></draw:line><draw:custom-shape draw:name="Shape 19" draw:style-name="gr6" draw:text-style-name="P16" svg:width="0.2543in" svg:height="0.2543in" svg:x="1.035in" svg:y="0.4811in"><text:p/><draw:enhanced-geometry svg:viewBox="0 0 21600 21600" draw:type="rectangle" draw:enhanced-path="M 0 0 L 21600 0 21600 21600 0 21600 0 0 Z N"/></draw:custom-shape><draw:line draw:name="Horizontal line 10" draw:style-name="gr11" draw:text-style-name="P14" svg:x1="0.8953in" svg:y1="0.6063in" svg:x2="1.035in" svg:y2="0.6063in"><text:p/></draw:line><draw:custom-shape draw:name="Shape 20" draw:style-name="gr6" draw:text-style-name="P16" svg:width="0.2543in" svg:height="0.2543in" svg:x="1.4287in" svg:y="0.4811in"><text:p/><draw:enhanced-geometry svg:viewBox="0 0 21600 21600" draw:type="rectangle" draw:enhanced-path="M 0 0 L 21600 0 21600 21600 0 21600 0 0 Z N"/></draw:custom-shape><draw:custom-shape draw:name="Shape 21" draw:style-name="gr6" draw:text-style-name="P16" svg:width="0.2543in" svg:height="0.2543in" svg:x="1.8224in" svg:y="0.4811in"><text:p/><draw:enhanced-geometry svg:viewBox="0 0 21600 21600" draw:type="rectangle" draw:enhanced-path="M 0 0 L 21600 0 21600 21600 0 21600 0 0 Z N"/></draw:custom-shape><draw:line draw:name="Horizontal line 11" draw:style-name="gr11" draw:text-style-name="P14" svg:x1="1.289in" svg:y1="0.6031in" svg:x2="1.4287in" svg:y2="0.6031in"><text:p/></draw:line><draw:line draw:name="Horizontal line 12" draw:style-name="gr11" draw:text-style-name="P14" svg:x1="1.6827in" svg:y1="0.6031in" svg:x2="1.8224in" svg:y2="0.6031in"><text:p/></draw:line></draw:g><draw:frame text:anchor-type="paragraph" draw:z-index="5" draw:name="Text Frame 5" draw:style-name="gr10" draw:text-style-name="P17" svg:width="0.8142in" svg:height="0.1894in" svg:x="2.2445in" svg:y="0.1327in"><draw:text-box><text:p><text:span text:style-name="T6">Student <text:s/>list</text:span></text:p></draw:text-box></draw:frame></text:p>
      <text:p text:style-name="P1"/>
      <text:p text:style-name="P1"><draw:frame text:anchor-type="paragraph" draw:z-index="6" draw:name="Text Frame 6" draw:style-name="gr3" draw:text-style-name="P17" svg:width="0.7358in" svg:height="0.337in" svg:x="2.2445in" svg:y="0.1283in"><draw:text-box><text:p><text:span text:style-name="T6">Teacher <text:s/>lis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C Entity Component System</text:p>
      <text:p text:style-name="P1"/>
      <text:p text:style-name="P1"><draw:g text:anchor-type="paragraph" draw:z-index="0" draw:name="DrawObject1" draw:style-name="gr5"><draw:line draw:name="Horizontal line 2" draw:style-name="gr13" draw:text-style-name="P18" svg:x1="0.7264in" svg:y1="0.272in" svg:x2="1.0323in" svg:y2="0.272in"><text:p/></draw:line><draw:frame draw:name="Text Frame 1" draw:style-name="gr14" draw:text-style-name="P17" svg:width="0.4886in" svg:height="0.1898in" svg:x="0.2425in" svg:y="0.1748in"><draw:text-box><text:p><text:span text:style-name="T6">velocity</text:span></text:p></draw:text-box></draw:frame><draw:g draw:name="DrawObject1" draw:style-name="gr15"><draw:custom-shape draw:name="Shape 2" draw:style-name="gr16" draw:text-style-name="P16" svg:width="0.2976in" svg:height="0.2803in" svg:x="1.0717in" svg:y="0.1319in"><text:p/><draw:enhanced-geometry svg:viewBox="0 0 21600 21600" draw:type="rectangle" draw:enhanced-path="M 0 0 L 21600 0 21600 21600 0 21600 0 0 Z N"/></draw:custom-shape><draw:custom-shape draw:name="Shape 3" draw:style-name="gr17" draw:text-style-name="P16" svg:width="0.2969in" svg:height="0.2803in" svg:x="1.3669in" svg:y="0.1319in"><text:p/><draw:enhanced-geometry svg:viewBox="0 0 21600 21600" draw:type="rectangle" draw:enhanced-path="M 0 0 L 21600 0 21600 21600 0 21600 0 0 Z N"/></draw:custom-shape><draw:custom-shape draw:name="Shape 4" draw:style-name="gr17" draw:text-style-name="P16" svg:width="0.2969in" svg:height="0.2803in" svg:x="1.6646in" svg:y="0.1319in"><text:p/><draw:enhanced-geometry svg:viewBox="0 0 21600 21600" draw:type="rectangle" draw:enhanced-path="M 0 0 L 21600 0 21600 21600 0 21600 0 0 Z N"/></draw:custom-shape><draw:custom-shape draw:name="Shape 5" draw:style-name="gr16" draw:text-style-name="P16" svg:width="0.2976in" svg:height="0.2803in" svg:x="1.9591in" svg:y="0.1319in"><text:p/><draw:enhanced-geometry svg:viewBox="0 0 21600 21600" draw:type="rectangle" draw:enhanced-path="M 0 0 L 21600 0 21600 21600 0 21600 0 0 Z N"/></draw:custom-shape><draw:custom-shape draw:name="Shape 6" draw:style-name="gr17" draw:text-style-name="P16" svg:width="0.2969in" svg:height="0.2803in" svg:x="2.2579in" svg:y="0.1319in"><text:p/><draw:enhanced-geometry svg:viewBox="0 0 21600 21600" draw:type="rectangle" draw:enhanced-path="M 0 0 L 21600 0 21600 21600 0 21600 0 0 Z N"/></draw:custom-shape><draw:custom-shape draw:name="Shape 7" draw:style-name="gr17" draw:text-style-name="P16" svg:width="0.2969in" svg:height="0.2803in" svg:x="2.5524in" svg:y="0.1319in"><text:p/><draw:enhanced-geometry svg:viewBox="0 0 21600 21600" draw:type="rectangle" draw:enhanced-path="M 0 0 L 21600 0 21600 21600 0 21600 0 0 Z N"/></draw:custom-shape></draw:g><draw:g draw:name="DrawObject2" draw:style-name="gr15"><draw:path draw:name="Bézier curve 1" draw:style-name="gr18" draw:text-style-name="P14" svg:width="0.113in" svg:height="0.3378in" draw:transform="skewX (-0.0453785605518526) rotate (-1.5707963267949) translate (1.8351477514869in 0.473174614799264in)" svg:viewBox="0 0 288 859" svg:d="M32 0c314-2-14 749-31 748-18-1 287 111 287 111"><text:p/></draw:path><draw:path draw:name="Bézier curve 2" draw:style-name="gr18" draw:text-style-name="P14" svg:width="0.1154in" svg:height="0.3378in" draw:transform="skewX (-0.0090757121103705) rotate (1.4760249484116) translate (1.1632853891902in 0.568814591813963in)" svg:viewBox="0 0 294 859" svg:d="M294 0c-314-2-20 749-2 748 17-1-292 111-292 111"><text:p/></draw:path></draw:g><draw:g draw:name="DrawObject3" draw:style-name="gr15"><draw:frame draw:name="Text Frame 2" draw:style-name="gr19" draw:text-style-name="P17" svg:width="0.9504in" svg:height="0.337in" svg:x="0.9217in" svg:y="1.3008in"><draw:text-box><text:p><text:span text:style-name="T6">playerVelocity</text:span></text:p></draw:text-box></draw:frame><draw:custom-shape draw:name="Shape 1" draw:style-name="gr20" draw:text-style-name="P16" svg:width="0.3795in" svg:height="0.2803in" svg:x="1.2315in" svg:y="0.913in"><text:p/><draw:enhanced-geometry svg:viewBox="0 0 21600 21600" draw:type="rectangle" draw:enhanced-path="M 0 0 L 21600 0 21600 21600 0 21600 0 0 Z N"/></draw:custom-shape><draw:path draw:name="Bézier curve 3" draw:style-name="gr21" draw:text-style-name="P14" svg:width="0.3744in" svg:height="0.313in" draw:transform="skewX (0.260926723173152) rotate (2.22826185602116) translate (1.41197840279644in 1.05617907235284in)" svg:viewBox="0 0 952 796" svg:d="M0 0c873 4 952 796 952 796"><text:p/></draw:path></draw:g><draw:g draw:name="DrawObject 1" draw:style-name="gr15"><draw:path draw:name="Bézier curve 5" draw:style-name="gr18" draw:text-style-name="P14" svg:width="0.113in" svg:height="0.3378in" draw:transform="skewX (-0.0452040276266531) rotate (-1.5707963267949) translate (2.71347235090512in 0.473226142739424in)" svg:viewBox="0 0 288 859" svg:d="M32 0c313-2-14 749-31 748-18-1 287 111 287 111"><text:p/></draw:path><draw:path draw:name="Bézier curve 6" draw:style-name="gr18" draw:text-style-name="P14" svg:width="0.1154in" svg:height="0.3378in" draw:transform="skewX (-0.0090757121103705) rotate (1.4760249484116) translate (2.04200368939582in 0.568814591813963in)" svg:viewBox="0 0 294 859" svg:d="M294 0c-314-2-20 749-2 748 17-1-292 111-292 111"><text:p/></draw:path></draw:g><draw:g draw:name="DrawObject 2" draw:style-name="gr15"><draw:frame draw:name="Text Frame 3" draw:style-name="gr19" draw:text-style-name="P17" svg:width="0.9051in" svg:height="0.337in" svg:x="1.8417in" svg:y="1.2917in"><draw:text-box><text:p><text:span text:style-name="T6">enemyVelocity</text:span></text:p></draw:text-box></draw:frame><draw:custom-shape draw:name="Shape 8" draw:style-name="gr22" draw:text-style-name="P16" svg:width="0.3614in" svg:height="0.2807in" svg:x="2.137in" svg:y="0.9039in"><text:p/><draw:enhanced-geometry svg:viewBox="0 0 21600 21600" draw:type="rectangle" draw:enhanced-path="M 0 0 L 21600 0 21600 21600 0 21600 0 0 Z N"/></draw:custom-shape><draw:path draw:name="Bézier curve 4" draw:style-name="gr21" draw:text-style-name="P14" svg:width="0.3689in" svg:height="0.3031in" draw:transform="skewX (0.223227611330075) rotate (2.20487444404444) translate (2.30920436405677in 1.04794657864105in)" svg:viewBox="0 0 938 771" svg:d="M0 0c858 3 938 771 938 771"><text:p/></draw:path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C_Entity_Component </text:p>
      <text:p text:style-name="P5"/>
      <text:p text:style-name="P4">i = entity <text:span text:style-name="T1">beginning index of component</text:span></text:p>
      <text:p text:style-name="P4">n – <text:span text:style-name="T1">active</text:span> amount of entities</text:p>
      <text:p text:style-name="P4">m – maximum amount of entities</text:p>
      <text:p text:style-name="P4"/>
      <text:p text:style-name="P4"/>
      <text:p text:style-name="P6"/>
      <text:p text:style-name="P11">EC Version</text:p>
      <text:p text:style-name="P7"/>
      <text:p text:style-name="P7"><draw:g text:anchor-type="paragraph" draw:z-index="7" draw:name="DrawObject6" draw:style-name="gr5"><draw:custom-shape draw:name="Shape 23" draw:style-name="gr6" draw:text-style-name="P16" svg:width="0.2543in" svg:height="0.2543in" svg:x="0.0071in" svg:y="0.0543in"><text:p/><draw:enhanced-geometry svg:viewBox="0 0 21600 21600" draw:type="rectangle" draw:enhanced-path="M 0 0 L 21600 0 21600 21600 0 21600 0 0 Z N"/></draw:custom-shape><draw:frame draw:name="Text Frame 7" draw:style-name="gr7" draw:text-style-name="P13" svg:width="0.3843in" svg:height="0.2539in" svg:x="-0.0091in" svg:y="0.3354in"><draw:text-box><text:p><text:span text:style-name="T5">1.0.0</text:span></text:p></draw:text-box></draw:frame></draw:g><draw:g text:anchor-type="paragraph" draw:z-index="8" draw:name="DrawObject 4" draw:style-name="gr5"><draw:custom-shape draw:name="Shape 22" draw:style-name="gr6" draw:text-style-name="P16" svg:width="0.2543in" svg:height="0.2543in" svg:x="0.5323in" svg:y="0.0543in"><text:p/><draw:enhanced-geometry svg:viewBox="0 0 21600 21600" draw:type="rectangle" draw:enhanced-path="M 0 0 L 21600 0 21600 21600 0 21600 0 0 Z N"/></draw:custom-shape><draw:frame draw:name="Text Frame 8" draw:style-name="gr7" draw:text-style-name="P13" svg:width="0.3843in" svg:height="0.2539in" svg:x="0.5161in" svg:y="0.3354in"><draw:text-box><text:p><text:span text:style-name="T5">1.1.0</text:span></text:p></draw:text-box></draw:frame></draw:g><draw:g text:anchor-type="paragraph" draw:z-index="10" draw:name="DrawObject 5" draw:style-name="gr5"><draw:custom-shape draw:name="Shape 24" draw:style-name="gr6" draw:text-style-name="P16" svg:width="0.2543in" svg:height="0.2543in" svg:x="1.0571in" svg:y="0.0543in"><text:p/><draw:enhanced-geometry svg:viewBox="0 0 21600 21600" draw:type="rectangle" draw:enhanced-path="M 0 0 L 21600 0 21600 21600 0 21600 0 0 Z N"/></draw:custom-shape><draw:frame draw:name="Text Frame 10" draw:style-name="gr7" draw:text-style-name="P13" svg:width="0.3843in" svg:height="0.2539in" svg:x="1.0409in" svg:y="0.3354in"><draw:text-box><text:p><text:span text:style-name="T5">1.1.1</text:span></text:p></draw:text-box></draw:frame></draw:g><draw:frame text:anchor-type="paragraph" draw:z-index="11" draw:name="Text Frame 11" draw:style-name="gr8" draw:text-style-name="P13" svg:width="0.3898in" svg:height="0.1961in" svg:x="1.4252in" svg:y="0.1398in"><draw:text-box><text:p><text:span text:style-name="T5">d</text:span><text:span text:style-name="T5">e</text:span><text:span text:style-name="T5">v</text:span></text:p></draw:text-box></draw:frame></text:p>
      <text:p text:style-name="P7"/>
      <text:p text:style-name="P7"><draw:frame text:anchor-type="paragraph" draw:z-index="9" draw:name="Text Frame 9" draw:style-name="gr9" draw:text-style-name="P13" svg:width="0.5476in" svg:height="0.1606in" svg:x="0.1209in" svg:y="0.1728in"><draw:text-box><text:p><text:span text:style-name="T5">Back </text:span><text:span text:style-name="T5">up</text:span></text:p></draw:text-box></draw:frame><draw:line text:anchor-type="paragraph" draw:z-index="15" draw:name="Vertical line 6" draw:style-name="gr2" draw:text-style-name="P14" svg:x1="1.1504in" svg:y1="0.1681in" svg:x2="1.1504in" svg:y2="0.5189in"><text:p/></draw:line><draw:line text:anchor-type="paragraph" draw:z-index="16" draw:name="Vertical line 7" draw:style-name="gr2" draw:text-style-name="P14" svg:x1="1.2319in" svg:y1="0.5067in" svg:x2="1.2319in" svg:y2="0.1559in"><text:p/></draw:line><draw:frame text:anchor-type="paragraph" draw:z-index="17" draw:name="Text Frame 14" draw:style-name="gr1" draw:text-style-name="P13" svg:width="1.2425in" svg:height="0.7996in" svg:x="1.4252in" svg:y="0.1146in"><draw:text-box><text:p><text:span text:style-name="T5">Download</text:span></text:p><text:p><text:span text:style-name="T5">Test</text:span></text:p><text:p><text:span text:style-name="T5">Confirm </text:span><text:span text:style-name="T5">version</text:span></text:p><text:p><text:span text:style-name="T5">Upload</text:span></text:p></draw:text-box></draw:frame></text:p>
      <text:p text:style-name="P7"/>
      <text:p text:style-name="P7"/>
      <text:p text:style-name="P7"><draw:g text:anchor-type="paragraph" draw:z-index="12" draw:name="DrawObject 6" draw:style-name="gr5"><draw:custom-shape draw:name="Shape 25" draw:style-name="gr6" draw:text-style-name="P16" svg:width="0.2543in" svg:height="0.2543in" svg:x="1.0571in" svg:y="0.0146in"><text:p/><draw:enhanced-geometry svg:viewBox="0 0 21600 21600" draw:type="rectangle" draw:enhanced-path="M 0 0 L 21600 0 21600 21600 0 21600 0 0 Z N"/></draw:custom-shape><draw:frame draw:name="Text Frame 12" draw:style-name="gr7" draw:text-style-name="P17" svg:width="0.3843in" svg:height="0.2539in" svg:x="1.0409in" svg:y="0.2957in"><draw:text-box><text:p><text:span text:style-name="T6">1.1.2</text:span></text:p></draw:text-box></draw:frame></draw:g><draw:custom-shape text:anchor-type="paragraph" draw:z-index="13" draw:name="Shape 26" draw:style-name="gr4" draw:text-style-name="P15" svg:width="0.1433in" svg:height="0.137in" svg:x="1.111in" svg:y="0.0807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text:anchor-type="paragraph" draw:z-index="14" draw:name="Text Frame 13" draw:style-name="gr3" draw:text-style-name="P13" svg:width="0.3189in" svg:height="0.337in" svg:x="0.6618in" svg:y="0.0665in"><draw:text-box><text:p><text:span text:style-name="T5">u</text:span><text:span text:style-name="T5">s</text:span><text:span text:style-name="T5">e</text:span><text:span text:style-name="T5">r</text:span></text:p></draw:text-box></draw:frame></text:p>
      <text:p text:style-name="P7"/>
      <text:p text:style-name="P7"/>
      <text:p text:style-name="P7"/>
      <text:p text:style-name="P12">Version update cycle</text:p>
      <text:p text:style-name="P8"/>
      <text:p text:style-name="P8">Download</text:p>
      <text:p text:style-name="P8">Confirm version</text:p>
      <text:p text:style-name="P8">Test</text:p>
      <text:p text:style-name="P8">Compress backup</text:p>
      <text:p text:style-name="P8">Compress development version</text:p>
      <text:p text:style-name="P8">Confirm version</text:p>
      <text:p text:style-name="P9"><text:span text:style-name="T2">I</text:span>f not version match <text:span text:style-name="T3">go to download and</text:span> again</text:p>
      <text:p text:style-name="P8">Upload</text:p>
      <text:p text:style-name="P9">Download</text:p>
      <text:p text:style-name="P9">Confirm upload</text:p>
      <text:p text:style-name="P9"/>
      <text:p text:style-name="P10"><text:span text:style-name="T4">Compress and u</text:span>pload only the changed files and folders</text:p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7:24:46.061485069</meta:creation-date>
    <meta:generator>LibreOffice/7.3.7.2$Linux_X86_64 LibreOffice_project/30$Build-2</meta:generator>
    <dc:date>2024-07-11T11:17:28.267806278</dc:date>
    <meta:editing-duration>PT1H10M26S</meta:editing-duration>
    <meta:editing-cycles>32</meta:editing-cycles>
    <meta:document-statistic meta:table-count="0" meta:image-count="0" meta:object-count="0" meta:page-count="2" meta:paragraph-count="20" meta:word-count="62" meta:character-count="397" meta:non-whitespace-character-count="350"/>
  </office:meta>
</office:document-meta>
</file>